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mm"/>
    </style:style>
    <style:style style:name="co2" style:family="table-column">
      <style:table-column-properties fo:break-before="auto" style:column-width="4.48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1.68mm"/>
    </style:style>
    <style:style style:name="co6" style:family="table-column">
      <style:table-column-properties fo:break-before="auto" style:column-width="3.35mm"/>
    </style:style>
    <style:style style:name="co7" style:family="table-column">
      <style:table-column-properties fo:break-before="auto" style:column-width="22.3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2.12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alendrier_5f_paysage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bce4e5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111">
      <style:table-cell-properties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6"/>
    </style:style>
    <style:style style:name="ce1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 style:data-style-name="N111">
      <style:table-cell-properties fo:border-bottom="0.74pt solid #000000" fo:background-color="#b2b2b2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 style:data-style-name="N111">
      <style:table-cell-properties fo:border-bottom="0.74pt solid #000000" fo:background-color="#f8aa9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 style:data-style-name="N111">
      <style:table-cell-properties fo:border-bottom="0.74pt solid #000000" fo:background-color="#00b6b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 style:data-style-name="N111">
      <style:table-cell-properties fo:border-bottom="none" fo:background-color="#fdb94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6"/>
    </style:style>
    <style:style style:name="ce32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6"/>
    </style:style>
    <style:style style:name="ce85" style:family="table-cell" style:parent-style-name="Default" style:data-style-name="N111">
      <style:table-cell-properties fo:border-bottom="0.74pt solid #000000" fo:background-color="#bce4e5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6"/>
    </style:style>
    <style:style style:name="ce87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6"/>
    </style:style>
    <style:style style:name="ce89" style:family="table-cell" style:parent-style-name="Default" style:data-style-name="N111">
      <style:table-cell-properties fo:border-bottom="0.74pt solid #000000" fo:background-color="#add58a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 style:data-style-name="N111">
      <style:table-cell-properties fo:border-bottom="none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1" style:family="table-cell" style:parent-style-name="Default" style:data-style-name="N111">
      <style:table-cell-properties fo:border-bottom="0.74pt solid #000000" fo:background-color="#f37b7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 style:data-style-name="N111">
      <style:table-cell-properties fo:border-bottom="0.74pt solid #000000" fo:background-color="#dfcce4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3" style:family="table-cell" style:parent-style-name="Default" style:data-style-name="N111">
      <style:table-cell-properties fo:border-bottom="0.74pt solid #000000" fo:background-color="#fff45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6"/>
    </style:style>
    <style:style style:name="ce95" style:family="table-cell" style:parent-style-name="Default" style:data-style-name="N111">
      <style:table-cell-properties fo:border-bottom="0.74pt solid #000000" fo:background-color="#fcc79b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6" style:family="table-cell" style:parent-style-name="Default" style:data-style-name="N111">
      <style:table-cell-properties fo:border-bottom="0.74pt solid #000000" fo:background-color="#5e8ac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7" style:family="table-cell" style:parent-style-name="Default" style:data-style-name="N111">
      <style:table-cell-properties fo:border-bottom="0.74pt solid #000000" fo:background-color="#62a73b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Default" style:data-style-name="N111">
      <style:table-cell-properties fo:border-bottom="0.74pt solid #000000" fo:background-color="#adc5e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.X35]&lt;&gt;&quot;&quot;)" style:apply-style-name="ConditionalStyle_5f_2" style:base-cell-address="Calendrier_paysage.Y35"/>
    </style:style>
    <style:style style:name="ce4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svg:stroke-color="#000000" draw:fill-color="#000000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rier_paysage" table:style-name="ta1">
        <office:forms form:automatic-focus="false" form:apply-design-mode="false"/>
        <table:shapes>
          <draw:line draw:z-index="0" draw:style-name="gr1" draw:text-style-name="P1" svg:x1="414.35mm" svg:y1="16.35mm" svg:x2="414.35mm" svg:y2="400.42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5" table:visibility="collapse" table:default-cell-style-name="Default"/>
        <table:table-column table:style-name="co3" table:visibility="collapse" table:default-cell-style-name="ce9"/>
        <table:table-column table:style-name="co4" table:visibility="collapse" table:default-cell-style-name="ce19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7" table:number-columns-repeated="98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7" table:number-rows-spanned="2">
            <text:p>PLANNING</text:p>
          </table:table-cell>
          <table:covered-table-cell table:number-columns-repeated="35" table:style-name="ce10"/>
          <table:covered-table-cell table:style-name="ce44"/>
          <table:table-cell table:number-columns-repeated="986"/>
        </table:table-row>
        <table:table-row table:style-name="ro3">
          <table:table-cell/>
          <table:covered-table-cell table:style-name="ce4"/>
          <table:covered-table-cell table:number-columns-repeated="35" table:style-name="ce11"/>
          <table:covered-table-cell table:style-name="ce45"/>
          <table:table-cell table:number-columns-repeated="986"/>
        </table:table-row>
        <table:table-row table:style-name="ro2">
          <table:table-cell/>
          <table:table-cell table:style-name="ce5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46"/>
          <table:table-cell table:number-columns-repeated="986"/>
        </table:table-row>
        <table:table-row table:style-name="ro3">
          <table:table-cell table:style-name="ce2"/>
          <table:table-cell table:style-name="ce6"/>
          <table:table-cell table:style-name="ce60" office:value-type="string" calcext:value-type="string" table:number-columns-spanned="2" table:number-rows-spanned="1">
            <text:p>OCTOBRE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NOVEMBRE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DECEMBRE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JANVIER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FEVRIER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MARS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AVRIL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MAI</text:p>
          </table:table-cell>
          <table:covered-table-cell table:style-name="ce21"/>
          <table:table-cell table:style-name="ce34"/>
          <table:table-cell table:style-name="ce60" office:value-type="string" calcext:value-type="string" table:number-columns-spanned="2" table:number-rows-spanned="1">
            <text:p>JUIN</text:p>
          </table:table-cell>
          <table:covered-table-cell table:style-name="ce21"/>
          <table:table-cell table:style-name="ce3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7"/>
          <table:table-cell table:style-name="ce2" table:number-columns-repeated="986"/>
        </table:table-row>
        <table:table-row table:style-name="ro4">
          <table:table-cell/>
          <table:table-cell table:style-name="ce7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1" calcext:value-type="date">
            <text:p>1</text:p>
          </table:table-cell>
          <table:table-cell table:style-name="ce23"/>
          <table:table-cell table:style-name="ce36"/>
          <table:table-cell table:style-name="ce15" office:value-type="date" office:date-value="2020-02-01" calcext:value-type="date">
            <text:p>1</text:p>
          </table:table-cell>
          <table:table-cell table:style-name="ce23"/>
          <table:table-cell table:style-name="ce36"/>
          <table:table-cell table:style-name="ce15" office:value-type="date" office:date-value="2020-03-01" calcext:value-type="date">
            <text:p>1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1" calcext:value-type="date">
            <text:p>1</text:p>
          </table:table-cell>
          <table:table-cell table:style-name="ce28"/>
          <table:table-cell table:style-name="ce36"/>
          <table:table-cell table:style-name="ce15" office:value-type="date" office:date-value="2020-05-01" calcext:value-type="date">
            <text:p>1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1" calcext:value-type="date">
            <text:p>1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7-01" calcext:value-type="date">
            <text:p>1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1" calcext:value-type="date">
            <text:p>1</text:p>
          </table:table-cell>
          <table:table-cell table:style-name="ce25"/>
          <table:table-cell table:style-name="ce36"/>
          <table:table-cell table:style-name="ce15" office:value-type="date" office:date-value="2020-09-01" calcext:value-type="date">
            <text:p>1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2" calcext:value-type="date">
            <text:p>2</text:p>
          </table:table-cell>
          <table:table-cell table:style-name="ce24" office:value-type="string" calcext:value-type="string">
            <text:p>RENTREE</text:p>
          </table:table-cell>
          <table:table-cell table:style-name="ce36"/>
          <table:table-cell table:style-name="ce15" office:value-type="date" office:date-value="2020-02-02" calcext:value-type="date">
            <text:p>2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2" calcext:value-type="date">
            <text:p>2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2" calcext:value-type="date">
            <text:p>2</text:p>
          </table:table-cell>
          <table:table-cell table:style-name="ce28"/>
          <table:table-cell table:style-name="ce36"/>
          <table:table-cell table:style-name="ce15" office:value-type="date" office:date-value="2020-05-02" calcext:value-type="date">
            <text:p>2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2" calcext:value-type="date">
            <text:p>2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7-02" calcext:value-type="date">
            <text:p>2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2" calcext:value-type="date">
            <text:p>2</text:p>
          </table:table-cell>
          <table:table-cell table:style-name="ce23"/>
          <table:table-cell table:style-name="ce36"/>
          <table:table-cell table:style-name="ce15" office:value-type="date" office:date-value="2020-09-02" calcext:value-type="date">
            <text:p>2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3" calcext:value-type="date">
            <text:p>3</text:p>
          </table:table-cell>
          <table:table-cell table:style-name="ce25"/>
          <table:table-cell table:style-name="ce36"/>
          <table:table-cell table:style-name="ce15" office:value-type="date" office:date-value="2020-02-03" calcext:value-type="date">
            <text:p>3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3" calcext:value-type="date">
            <text:p>3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3" calcext:value-type="date">
            <text:p>3</text:p>
          </table:table-cell>
          <table:table-cell table:style-name="ce28"/>
          <table:table-cell table:style-name="ce36"/>
          <table:table-cell table:style-name="ce15" office:value-type="date" office:date-value="2020-05-03" calcext:value-type="date">
            <text:p>3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3" calcext:value-type="date">
            <text:p>3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3" calcext:value-type="date">
            <text:p>3</text:p>
          </table:table-cell>
          <table:table-cell table:style-name="ce23"/>
          <table:table-cell table:style-name="ce36"/>
          <table:table-cell table:style-name="ce15" office:value-type="date" office:date-value="2020-08-03" calcext:value-type="date">
            <text:p>3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9-03" calcext:value-type="date">
            <text:p>3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4" calcext:value-type="date">
            <text:p>4</text:p>
          </table:table-cell>
          <table:table-cell table:style-name="ce25"/>
          <table:table-cell table:style-name="ce36"/>
          <table:table-cell table:style-name="ce15" office:value-type="date" office:date-value="2020-02-04" calcext:value-type="date">
            <text:p>4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4" calcext:value-type="date">
            <text:p>4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4" calcext:value-type="date">
            <text:p>4</text:p>
          </table:table-cell>
          <table:table-cell table:style-name="ce91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5-04" calcext:value-type="date">
            <text:p>4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4" calcext:value-type="date">
            <text:p>4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4" calcext:value-type="date">
            <text:p>4</text:p>
          </table:table-cell>
          <table:table-cell table:style-name="ce23"/>
          <table:table-cell table:style-name="ce36"/>
          <table:table-cell table:style-name="ce15" office:value-type="date" office:date-value="2020-08-04" calcext:value-type="date">
            <text:p>4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4" calcext:value-type="date">
            <text:p>4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5" calcext:value-type="date">
            <text:p>5</text:p>
          </table:table-cell>
          <table:table-cell table:style-name="ce26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5" calcext:value-type="date">
            <text:p>5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5" calcext:value-type="date">
            <text:p>5</text:p>
          </table:table-cell>
          <table:table-cell table:style-name="ce23"/>
          <table:table-cell table:style-name="ce36"/>
          <table:table-cell table:style-name="ce15" office:value-type="date" office:date-value="2020-04-05" calcext:value-type="date">
            <text:p>5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5" calcext:value-type="date">
            <text:p>5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5" calcext:value-type="date">
            <text:p>5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5" calcext:value-type="date">
            <text:p>5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5" calcext:value-type="date">
            <text:p>5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5" calcext:value-type="date">
            <text:p>5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6" calcext:value-type="date">
            <text:p>6</text:p>
          </table:table-cell>
          <table:table-cell table:style-name="ce26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6" calcext:value-type="date">
            <text:p>6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4-06" calcext:value-type="date">
            <text:p>6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6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7-06" calcext:value-type="date">
            <text:p>6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6" calcext:value-type="date">
            <text:p>6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6" calcext:value-type="date">
            <text:p>6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7" calcext:value-type="date">
            <text:p>7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3-07" calcext:value-type="date">
            <text:p>7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7" calcext:value-type="date">
            <text:p>7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6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7-07" calcext:value-type="date">
            <text:p>7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7" calcext:value-type="date">
            <text:p>7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7" calcext:value-type="date">
            <text:p>7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8" calcext:value-type="date">
            <text:p>8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8" calcext:value-type="date">
            <text:p>8</text:p>
          </table:table-cell>
          <table:table-cell table:style-name="ce23"/>
          <table:table-cell table:style-name="ce36"/>
          <table:table-cell table:style-name="ce15" office:value-type="date" office:date-value="2020-03-08" calcext:value-type="date">
            <text:p>8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8" calcext:value-type="date">
            <text:p>8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8" calcext:value-type="date">
            <text:p>8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8" calcext:value-type="date">
            <text:p>8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8" calcext:value-type="date">
            <text:p>8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8" calcext:value-type="date">
            <text:p>8</text:p>
          </table:table-cell>
          <table:table-cell table:style-name="ce23"/>
          <table:table-cell table:style-name="ce36"/>
          <table:table-cell table:style-name="ce15" office:value-type="date" office:date-value="2020-09-08" calcext:value-type="date">
            <text:p>8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9" calcext:value-type="date">
            <text:p>9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9" calcext:value-type="date">
            <text:p>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9" calcext:value-type="date">
            <text:p>9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9" calcext:value-type="date">
            <text:p>9</text:p>
          </table:table-cell>
          <table:table-cell table:style-name="ce23"/>
          <table:table-cell table:style-name="ce36"/>
          <table:table-cell table:style-name="ce15" office:value-type="date" office:date-value="2020-05-09" calcext:value-type="date">
            <text:p>9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9" calcext:value-type="date">
            <text:p>9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9" calcext:value-type="date">
            <text:p>9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9" calcext:value-type="date">
            <text:p>9</text:p>
          </table:table-cell>
          <table:table-cell table:style-name="ce23"/>
          <table:table-cell table:style-name="ce36"/>
          <table:table-cell table:style-name="ce15" office:value-type="date" office:date-value="2020-09-09" calcext:value-type="date">
            <text:p>9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2-10" calcext:value-type="date">
            <text:p>10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0" calcext:value-type="date">
            <text:p>10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5-10" calcext:value-type="date">
            <text:p>10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0" calcext:value-type="date">
            <text:p>10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8-10" calcext:value-type="date">
            <text:p>10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0" calcext:value-type="date">
            <text:p>10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1" calcext:value-type="date">
            <text:p>11</text:p>
          </table:table-cell>
          <table:table-cell table:style-name="ce23"/>
          <table:table-cell table:style-name="ce36"/>
          <table:table-cell table:style-name="ce15" office:value-type="date" office:date-value="2020-02-11" calcext:value-type="date">
            <text:p>11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1" calcext:value-type="date">
            <text:p>11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1" calcext:value-type="date">
            <text:p>11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1" calcext:value-type="date">
            <text:p>11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1" calcext:value-type="date">
            <text:p>11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1" calcext:value-type="date">
            <text:p>11</text:p>
          </table:table-cell>
          <table:table-cell table:style-name="ce23"/>
          <table:table-cell table:style-name="ce36"/>
          <table:table-cell table:style-name="ce15" office:value-type="date" office:date-value="2020-08-11" calcext:value-type="date">
            <text:p>11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1" calcext:value-type="date">
            <text:p>11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2" calcext:value-type="date">
            <text:p>12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2" calcext:value-type="date">
            <text:p>12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2" calcext:value-type="date">
            <text:p>12</text:p>
          </table:table-cell>
          <table:table-cell table:style-name="ce23"/>
          <table:table-cell table:style-name="ce36"/>
          <table:table-cell table:style-name="ce15" office:value-type="date" office:date-value="2020-04-12" calcext:value-type="date">
            <text:p>12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2" calcext:value-type="date">
            <text:p>12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2" calcext:value-type="date">
            <text:p>12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2" calcext:value-type="date">
            <text:p>12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2" calcext:value-type="date">
            <text:p>12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2" calcext:value-type="date">
            <text:p>12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3" calcext:value-type="date">
            <text:p>13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3" calcext:value-type="date">
            <text:p>13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4-13" calcext:value-type="date">
            <text:p>13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6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7-13" calcext:value-type="date">
            <text:p>13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3" calcext:value-type="date">
            <text:p>13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3" calcext:value-type="date">
            <text:p>13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4" calcext:value-type="date">
            <text:p>14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3-14" calcext:value-type="date">
            <text:p>14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4" calcext:value-type="date">
            <text:p>14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6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7-14" calcext:value-type="date">
            <text:p>14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4" calcext:value-type="date">
            <text:p>14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4" calcext:value-type="date">
            <text:p>14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5" calcext:value-type="date">
            <text:p>15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5" calcext:value-type="date">
            <text:p>15</text:p>
          </table:table-cell>
          <table:table-cell table:style-name="ce23"/>
          <table:table-cell table:style-name="ce36"/>
          <table:table-cell table:style-name="ce15" office:value-type="date" office:date-value="2020-03-15" calcext:value-type="date">
            <text:p>15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5" calcext:value-type="date">
            <text:p>15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5" calcext:value-type="date">
            <text:p>15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5" calcext:value-type="date">
            <text:p>15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5" calcext:value-type="date">
            <text:p>15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5" calcext:value-type="date">
            <text:p>15</text:p>
          </table:table-cell>
          <table:table-cell table:style-name="ce23"/>
          <table:table-cell table:style-name="ce36"/>
          <table:table-cell table:style-name="ce15" office:value-type="date" office:date-value="2020-09-15" calcext:value-type="date">
            <text:p>15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6" calcext:value-type="date">
            <text:p>16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6" calcext:value-type="date">
            <text:p>16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6" calcext:value-type="date">
            <text:p>16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6" calcext:value-type="date">
            <text:p>16</text:p>
          </table:table-cell>
          <table:table-cell table:style-name="ce23"/>
          <table:table-cell table:style-name="ce36"/>
          <table:table-cell table:style-name="ce15" office:value-type="date" office:date-value="2020-05-16" calcext:value-type="date">
            <text:p>16</text:p>
          </table:table-cell>
          <table:table-cell table:style-name="ce92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6" calcext:value-type="date">
            <text:p>16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6" calcext:value-type="date">
            <text:p>16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6" calcext:value-type="date">
            <text:p>16</text:p>
          </table:table-cell>
          <table:table-cell table:style-name="ce23"/>
          <table:table-cell table:style-name="ce36"/>
          <table:table-cell table:style-name="ce15" office:value-type="date" office:date-value="2020-09-16" calcext:value-type="date">
            <text:p>16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2-17" calcext:value-type="date">
            <text:p>17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7" calcext:value-type="date">
            <text:p>17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5-17" calcext:value-type="date">
            <text:p>17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7" calcext:value-type="date">
            <text:p>17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8-17" calcext:value-type="date">
            <text:p>17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7" calcext:value-type="date">
            <text:p>17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8" calcext:value-type="date">
            <text:p>18</text:p>
          </table:table-cell>
          <table:table-cell table:style-name="ce23"/>
          <table:table-cell table:style-name="ce36"/>
          <table:table-cell table:style-name="ce15" office:value-type="date" office:date-value="2020-02-18" calcext:value-type="date">
            <text:p>18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8" calcext:value-type="date">
            <text:p>18</text:p>
          </table:table-cell>
          <table:table-cell table:style-name="ce89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8" calcext:value-type="date">
            <text:p>18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8" calcext:value-type="date">
            <text:p>18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8" calcext:value-type="date">
            <text:p>18</text:p>
          </table:table-cell>
          <table:table-cell table:style-name="ce95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8" calcext:value-type="date">
            <text:p>18</text:p>
          </table:table-cell>
          <table:table-cell table:style-name="ce23"/>
          <table:table-cell table:style-name="ce36"/>
          <table:table-cell table:style-name="ce15" office:value-type="date" office:date-value="2020-08-18" calcext:value-type="date">
            <text:p>18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8" calcext:value-type="date">
            <text:p>18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9" calcext:value-type="date">
            <text:p>19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9" calcext:value-type="date">
            <text:p>1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9" calcext:value-type="date">
            <text:p>19</text:p>
          </table:table-cell>
          <table:table-cell table:style-name="ce23"/>
          <table:table-cell table:style-name="ce36"/>
          <table:table-cell table:style-name="ce15" office:value-type="date" office:date-value="2020-04-19" calcext:value-type="date">
            <text:p>19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9" calcext:value-type="date">
            <text:p>19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9" calcext:value-type="date">
            <text:p>19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19" calcext:value-type="date">
            <text:p>19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9" calcext:value-type="date">
            <text:p>19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9" calcext:value-type="date">
            <text:p>19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0" calcext:value-type="date">
            <text:p>20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0" calcext:value-type="date">
            <text:p>20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4-20" calcext:value-type="date">
            <text:p>20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6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7-20" calcext:value-type="date">
            <text:p>20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0" calcext:value-type="date">
            <text:p>20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0" calcext:value-type="date">
            <text:p>20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1" calcext:value-type="date">
            <text:p>21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3-21" calcext:value-type="date">
            <text:p>21</text:p>
          </table:table-cell>
          <table:table-cell table:style-name="ce28"/>
          <table:table-cell table:style-name="ce36"/>
          <table:table-cell table:style-name="ce15" office:value-type="date" office:date-value="2020-04-21" calcext:value-type="date">
            <text:p>21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6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7-21" calcext:value-type="date">
            <text:p>21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1" calcext:value-type="date">
            <text:p>21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1" calcext:value-type="date">
            <text:p>21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2" calcext:value-type="date">
            <text:p>22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2" calcext:value-type="date">
            <text:p>22</text:p>
          </table:table-cell>
          <table:table-cell table:style-name="ce23"/>
          <table:table-cell table:style-name="ce36"/>
          <table:table-cell table:style-name="ce15" office:value-type="date" office:date-value="2020-03-22" calcext:value-type="date">
            <text:p>22</text:p>
          </table:table-cell>
          <table:table-cell table:style-name="ce28"/>
          <table:table-cell table:style-name="ce36"/>
          <table:table-cell table:style-name="ce15" office:value-type="date" office:date-value="2020-04-22" calcext:value-type="date">
            <text:p>22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2" calcext:value-type="date">
            <text:p>22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2" calcext:value-type="date">
            <text:p>22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2" calcext:value-type="date">
            <text:p>22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2" calcext:value-type="date">
            <text:p>22</text:p>
          </table:table-cell>
          <table:table-cell table:style-name="ce23"/>
          <table:table-cell table:style-name="ce36"/>
          <table:table-cell table:style-name="ce15" office:value-type="date" office:date-value="2020-09-22" calcext:value-type="date">
            <text:p>22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3" calcext:value-type="date">
            <text:p>23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3" calcext:value-type="date">
            <text:p>23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3" calcext:value-type="date">
            <text:p>23</text:p>
          </table:table-cell>
          <table:table-cell table:style-name="ce28"/>
          <table:table-cell table:style-name="ce36"/>
          <table:table-cell table:style-name="ce15" office:value-type="date" office:date-value="2020-04-23" calcext:value-type="date">
            <text:p>23</text:p>
          </table:table-cell>
          <table:table-cell table:style-name="ce23"/>
          <table:table-cell table:style-name="ce36"/>
          <table:table-cell table:style-name="ce15" office:value-type="date" office:date-value="2020-05-23" calcext:value-type="date">
            <text:p>23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3" calcext:value-type="date">
            <text:p>23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3" calcext:value-type="date">
            <text:p>23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3" calcext:value-type="date">
            <text:p>23</text:p>
          </table:table-cell>
          <table:table-cell table:style-name="ce23"/>
          <table:table-cell table:style-name="ce36"/>
          <table:table-cell table:style-name="ce15" office:value-type="date" office:date-value="2020-09-23" calcext:value-type="date">
            <text:p>23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4" calcext:value-type="date">
            <text:p>24</text:p>
          </table:table-cell>
          <table:table-cell table:style-name="ce28"/>
          <table:table-cell table:style-name="ce36"/>
          <table:table-cell table:style-name="ce15" office:value-type="date" office:date-value="2020-02-24" calcext:value-type="date">
            <text:p>24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4" calcext:value-type="date">
            <text:p>24</text:p>
          </table:table-cell>
          <table:table-cell table:style-name="ce28"/>
          <table:table-cell table:style-name="ce36"/>
          <table:table-cell table:style-name="ce15" office:value-type="date" office:date-value="2020-04-24" calcext:value-type="date">
            <text:p>24</text:p>
          </table:table-cell>
          <table:table-cell table:style-name="ce23"/>
          <table:table-cell table:style-name="ce36"/>
          <table:table-cell table:style-name="ce15" office:value-type="date" office:date-value="2020-05-24" calcext:value-type="date">
            <text:p>24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4" calcext:value-type="date">
            <text:p>24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4" calcext:value-type="date">
            <text:p>24</text:p>
          </table:table-cell>
          <table:table-cell table:style-name="ce23"/>
          <table:table-cell table:style-name="ce36"/>
          <table:table-cell table:style-name="ce15" office:value-type="date" office:date-value="2020-08-24" calcext:value-type="date">
            <text:p>24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4" calcext:value-type="date">
            <text:p>24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5" calcext:value-type="date">
            <text:p>25</text:p>
          </table:table-cell>
          <table:table-cell table:style-name="ce23"/>
          <table:table-cell table:style-name="ce36"/>
          <table:table-cell table:style-name="ce15" office:value-type="date" office:date-value="2020-02-25" calcext:value-type="date">
            <text:p>25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5" calcext:value-type="date">
            <text:p>25</text:p>
          </table:table-cell>
          <table:table-cell table:style-name="ce28"/>
          <table:table-cell table:style-name="ce36"/>
          <table:table-cell table:style-name="ce15" office:value-type="date" office:date-value="2020-04-25" calcext:value-type="date">
            <text:p>25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5" calcext:value-type="date">
            <text:p>25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5" calcext:value-type="date">
            <text:p>25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5" calcext:value-type="date">
            <text:p>25</text:p>
          </table:table-cell>
          <table:table-cell table:style-name="ce23"/>
          <table:table-cell table:style-name="ce36"/>
          <table:table-cell table:style-name="ce15" office:value-type="date" office:date-value="2020-08-25" calcext:value-type="date">
            <text:p>25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5" calcext:value-type="date">
            <text:p>25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6" calcext:value-type="date">
            <text:p>26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6" calcext:value-type="date">
            <text:p>26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6" calcext:value-type="date">
            <text:p>26</text:p>
          </table:table-cell>
          <table:table-cell table:style-name="ce23"/>
          <table:table-cell table:style-name="ce36"/>
          <table:table-cell table:style-name="ce15" office:value-type="date" office:date-value="2020-04-26" calcext:value-type="date">
            <text:p>26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6" calcext:value-type="date">
            <text:p>26</text:p>
          </table:table-cell>
          <table:table-cell table:style-name="ce93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6" calcext:value-type="date">
            <text:p>26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6" calcext:value-type="date">
            <text:p>26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6" calcext:value-type="date">
            <text:p>26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6" calcext:value-type="date">
            <text:p>26</text:p>
          </table:table-cell>
          <table:table-cell table:style-name="ce23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6" office:value-type="date" office:date-value="2020-01-27" calcext:value-type="date">
            <text:p>27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6" office:value-type="date" office:date-value="2020-02-27" calcext:value-type="date">
            <text:p>27</text:p>
          </table:table-cell>
          <table:table-cell table:style-name="ce85" office:value-type="string" calcext:value-type="string">
            <text:p>Projet 4</text:p>
          </table:table-cell>
          <table:table-cell table:style-name="ce36"/>
          <table:table-cell table:style-name="ce16" office:value-type="date" office:date-value="2020-03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4-27" calcext:value-type="date">
            <text:p>27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6" office:value-type="date" office:date-value="2020-05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6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7-27" calcext:value-type="date">
            <text:p>27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6" office:value-type="date" office:date-value="2020-08-27" calcext:value-type="date">
            <text:p>27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6" office:value-type="date" office:date-value="2020-09-27" calcext:value-type="date">
            <text:p>27</text:p>
          </table:table-cell>
          <table:table-cell table:style-name="ce42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28" calcext:value-type="date">
            <text:p>28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7" office:value-type="date" office:date-value="2020-02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3-28" calcext:value-type="date">
            <text:p>28</text:p>
          </table:table-cell>
          <table:table-cell table:style-name="ce28"/>
          <table:table-cell table:style-name="ce36"/>
          <table:table-cell table:style-name="ce17" office:value-type="date" office:date-value="2020-04-28" calcext:value-type="date">
            <text:p>28</text:p>
          </table:table-cell>
          <table:table-cell table:style-name="ce91" office:value-type="string" calcext:value-type="string">
            <text:p>Projet 7 </text:p>
          </table:table-cell>
          <table:table-cell table:style-name="ce36"/>
          <table:table-cell table:style-name="ce17" office:value-type="date" office:date-value="2020-05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6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7-28" calcext:value-type="date">
            <text:p>28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28" calcext:value-type="date">
            <text:p>28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7" office:value-type="date" office:date-value="2020-09-28" calcext:value-type="date">
            <text:p>28</text:p>
          </table:table-cell>
          <table:table-cell table:style-name="ce31"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29" calcext:value-type="date">
            <text:p>2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7" office:value-type="date" office:date-value="2020-02-29" calcext:value-type="date">
            <text:p>29</text:p>
          </table:table-cell>
          <table:table-cell table:style-name="ce31"/>
          <table:table-cell table:style-name="ce36"/>
          <table:table-cell table:style-name="ce17" office:value-type="date" office:date-value="2020-03-29" calcext:value-type="date">
            <text:p>29</text:p>
          </table:table-cell>
          <table:table-cell table:style-name="ce28"/>
          <table:table-cell table:style-name="ce36"/>
          <table:table-cell table:style-name="ce17" office:value-type="date" office:date-value="2020-04-29" calcext:value-type="date">
            <text:p>29</text:p>
          </table:table-cell>
          <table:table-cell table:style-name="ce27" office:value-type="string" calcext:value-type="string">
            <text:p>Projet 8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6-29" calcext:value-type="date">
            <text:p>29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7" office:value-type="date" office:date-value="2020-07-29" calcext:value-type="date">
            <text:p>29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29" calcext:value-type="date">
            <text:p>29</text:p>
          </table:table-cell>
          <table:table-cell table:style-name="ce99"/>
          <table:table-cell table:style-name="ce36"/>
          <table:table-cell table:style-name="ce17" office:value-type="date" office:date-value="2020-09-29" calcext:value-type="date">
            <text:p>29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30" calcext:value-type="date">
            <text:p>30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39" table:formula="of:=29/1/1900" office:value-type="date" office:date-value="1899-12-30T00:21:58.736842105" calcext:value-type="date">
            <text:p>30</text:p>
          </table:table-cell>
          <table:table-cell table:style-name="ce87" office:value-type="string" calcext:value-type="string">
            <text:p>Projet 5 </text:p>
          </table:table-cell>
          <table:table-cell table:style-name="ce36"/>
          <table:table-cell table:style-name="ce17" office:value-type="date" office:date-value="2020-03-30" calcext:value-type="date">
            <text:p>30</text:p>
          </table:table-cell>
          <table:table-cell table:style-name="ce28"/>
          <table:table-cell table:style-name="ce36"/>
          <table:table-cell table:style-name="ce17" office:value-type="date" office:date-value="2020-04-30" calcext:value-type="date">
            <text:p>30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6-30" calcext:value-type="date">
            <text:p>30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7" office:value-type="date" office:date-value="2020-07-30" calcext:value-type="date">
            <text:p>30</text:p>
          </table:table-cell>
          <table:table-cell table:style-name="ce97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30" calcext:value-type="date">
            <text:p>30</text:p>
          </table:table-cell>
          <table:table-cell table:style-name="ce99"/>
          <table:table-cell table:style-name="ce36"/>
          <table:table-cell table:style-name="ce17" office:value-type="date" office:date-value="2020-09-30" calcext:value-type="date">
            <text:p>30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31" calcext:value-type="date">
            <text:p>31</text:p>
          </table:table-cell>
          <table:table-cell table:style-name="ce77"/>
          <table:table-cell table:style-name="ce36"/>
          <table:table-cell table:style-name="ce39"/>
          <table:table-cell table:style-name="ce41"/>
          <table:table-cell table:style-name="ce36"/>
          <table:table-cell table:style-name="ce17" office:value-type="date" office:date-value="2020-03-31" calcext:value-type="date">
            <text:p>31</text:p>
          </table:table-cell>
          <table:table-cell table:style-name="ce28"/>
          <table:table-cell table:style-name="ce36"/>
          <table:table-cell table:style-name="ce17" table:formula="of:=31/12/2020" office:value-type="date" office:date-value="1899-12-30T00:01:50.49504950495" calcext:value-type="date">
            <text:p>30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1900-01-31" calcext:value-type="date">
            <text:p>31</text:p>
          </table:table-cell>
          <table:table-cell table:style-name="ce96" office:value-type="string" calcext:value-type="string">
            <text:p>Projet 12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8-31" calcext:value-type="date">
            <text:p>31</text:p>
          </table:table-cell>
          <table:table-cell table:style-name="ce98" office:value-type="string" calcext:value-type="string">
            <text:p>Projet 14 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36"/>
          <table:table-cell table:style-name="ce17"/>
          <table:table-cell table:style-name="ce30"/>
          <table:table-cell table:style-name="ce48"/>
          <table:table-cell table:number-columns-repeated="986"/>
        </table:table-row>
        <table:table-row table:style-name="ro6">
          <table:table-cell/>
          <table:table-cell table:style-name="ce8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49"/>
          <table:table-cell table:number-columns-repeated="986"/>
        </table:table-row>
        <table:table-row table:style-name="ro7">
          <table:table-cell table:number-columns-repeated="1024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CalendrierAnneeH" table:base-cell-address="$Calendrier_paysage.$A$1" table:cell-range-address="$Calendrier_paysage.$B$2"/>
          <table:named-expression table:name="CalendrierFondP" table:base-cell-address="$Calendrier_paysage.$A$1" table:expression="[$Calendrier_paysage.$B$4:.$AL$4];[$Calendrier_paysage.$AL$5:.$AL$38];[$Calendrier_paysage.$B$38:.$AK$38];[$Calendrier_paysage.$B$5:.$B$37];[$Calendrier_paysage.$D$6:.$AK$6];[$Calendrier_paysage.$C$6];[$Calendrier_paysage.$E$5];[$Calendrier_paysage.$H$5];[$Calendrier_paysage.$K$5];[$Calendrier_paysage.$N$5];[$Calendrier_paysage.$Q$5];[$Calendrier_paysage.$T$5];[$Calendrier_paysage.$W$5];[$Calendrier_paysage.$Z$5];[$Calendrier_paysage.$AC$5];[$Calendrier_paysage.$AF$5];[$Calendrier_paysage.$AI$5];[$Calendrier_paysage.$AI$7:.$AI$37];[$Calendrier_paysage.$AF$7:.$AF$37];[$Calendrier_paysage.$AC$7:.$AC$37];[$Calendrier_paysage.$AH$37];[$Calendrier_paysage.$AG$37];[$Calendrier_paysage.$AA$37:.$AB$37];[$Calendrier_paysage.$Z$6:.$Z$37];[$Calendrier_paysage.$W$7:.$W$37];[$Calendrier_paysage.$R$37:.$S$37];[$Calendrier_paysage.$L$37:.$M$37];[$Calendrier_paysage.$E$7:.$E$37];[$Calendrier_paysage.$H$7:.$H$37];[$Calendrier_paysage.$K$7:.$K$37];[$Calendrier_paysage.$N$7:.$N$37];[$Calendrier_paysage.$Q$7:.$Q$37];[$Calendrier_paysage.$T$7:.$T$37]"/>
          <table:named-expression table:name="ContenuCalendrierP" table:base-cell-address="$Calendrier_paysage.$A$1" table:expression="[$Calendrier_paysage.$C$7:.$C$37];[$Calendrier_paysage.$F$7:.$F$37];[$Calendrier_paysage.$I$7:.$I$37];[$Calendrier_paysage.$L$7:.$L$37];[$Calendrier_paysage.$O$7:.$O$37];[$Calendrier_paysage.$R$7:.$R$37];[$Calendrier_paysage.$U$7:.$U$37];[$Calendrier_paysage.$X$7:.$X$37];[$Calendrier_paysage.$AA$7:.$AA$37];[$Calendrier_paysage.$AD$7:.$AD$37];[$Calendrier_paysage.$AG$7:.$AG$37];[$Calendrier_paysage.$AJ$7:.$AJ$37]"/>
          <table:named-range table:name="Fevrier29P" table:base-cell-address="$Calendrier_paysage.$A$1" table:cell-range-address="$Calendrier_paysage.$F$35"/>
          <table:named-range table:name="Ma_Zone_d_Impression" table:base-cell-address="$Calendrier_paysage.$A$1" table:cell-range-address="$Calendrier_paysage.$B$2:.$AL$38"/>
          <table:named-expression table:name="MoisImpairP" table:base-cell-address="$Calendrier_paysage.$A$1" table:expression="[$Calendrier_paysage.$C$5];[$Calendrier_paysage.$I$5];[$Calendrier_paysage.$O$5];[$Calendrier_paysage.$U$5];[$Calendrier_paysage.$AA$5];[$Calendrier_paysage.$AG$5]"/>
          <table:named-expression table:name="MoisPairP" table:base-cell-address="$Calendrier_paysage.$A$1" table:expression="[$Calendrier_paysage.$AJ$5];[$Calendrier_paysage.$AD$5];[$Calendrier_paysage.$X$5];[$Calendrier_paysage.$R$5];[$Calendrier_paysage.$L$5];[$Calendrier_paysage.$F$5]"/>
        </table:named-expressions>
        <calcext:conditional-formats>
          <calcext:conditional-format calcext:target-range-address="Calendrier_paysage.C34:Calendrier_paysage.C37 Calendrier_paysage.F34:Calendrier_paysage.F37 Calendrier_paysage.I34:Calendrier_paysage.I37 Calendrier_paysage.L34:Calendrier_paysage.L37 Calendrier_paysage.O34:Calendrier_paysage.O37 Calendrier_paysage.R34:Calendrier_paysage.R37 Calendrier_paysage.U34:Calendrier_paysage.U37 Calendrier_paysage.X34:Calendrier_paysage.X37 Calendrier_paysage.AA34:Calendrier_paysage.AA37 Calendrier_paysage.AD6:Calendrier_paysage.AD37 Calendrier_paysage.AG6:Calendrier_paysage.AG37 Calendrier_paysage.AJ6:Calendrier_paysage.AJ37">
            <calcext:condition calcext:apply-style-name="ConditionalStyle_3" calcext:value="formula-is(ISNUMBER(INDIRECT(ADDRESS(ROW();COLUMN())))=1)" calcext:base-cell-address="Calendrier_paysage.C6"/>
          </calcext:conditional-format>
          <calcext:conditional-format calcext:target-range-address="Calendrier_paysage.Y35:Calendrier_paysage.Y36">
            <calcext:condition calcext:apply-style-name="ConditionalStyle_2" calcext:value="formula-is([.X35]&lt;&gt;&quot;&quot;)" calcext:base-cell-address="Calendrier_paysage.Y35"/>
          </calcext:conditional-format>
          <calcext:conditional-format calcext:target-range-address="Calendrier_paysage.AK6:Calendrier_paysage.AK37 Calendrier_paysage.AH6:Calendrier_paysage.AH37 Calendrier_paysage.AE6:Calendrier_paysage.AE37 Calendrier_paysage.AB34:Calendrier_paysage.AB37 Calendrier_paysage.V37:Calendrier_paysage.V37 Calendrier_paysage.P34:Calendrier_paysage.P37 Calendrier_paysage.M36:Calendrier_paysage.M37 Calendrier_paysage.G37:Calendrier_paysage.G37 Calendrier_paysage.D37:Calendrier_paysage.D37 Calendrier_paysage.G34:Calendrier_paysage.G35 Calendrier_paysage.S34:Calendrier_paysage.S34">
            <calcext:condition calcext:apply-style-name="ConditionalStyle_1" calcext:value="formula-is(INDIRECT(ADDRESS(ROW();COLUMN()-1))&lt;&gt;&quot;&quot;)" calcext:base-cell-address="Calendrier_paysage.D6"/>
          </calcext:conditional-format>
        </calcext:conditional-formats>
      </table:table>
      <table:named-expressions>
        <table:named-expression table:name="AnneeCalendrier" table:base-cell-address="$Calendrier_paysage.$A$1" table:expression="['file:///C:/c2078ab0478a192d/Documents/Excel-Malin/calendrier_annuel/Calendrier_annuel_2020_Excel_v2-7.xlsm'#$Calendrier_annuel.$F$5]"/>
        <table:named-expression table:name="CalendrierFondP" table:base-cell-address="$Calendrier_paysage.$A$1" table:expression="['file:///C:/c2078ab0478a192d/Documents/Excel-Malin/calendrier_annuel/Calendrier_annuel_2020_Excel_v2-7.xlsm'#$Calendrier_paysage.$B$4:.$AL$4];['file:///C:/c2078ab0478a192d/Documents/Excel-Malin/calendrier_annuel/Calendrier_annuel_2020_Excel_v2-7.xlsm'#$Calendrier_paysage.$AL$5:.$AL$38];['file:///C:/c2078ab0478a192d/Documents/Excel-Malin/calendrier_annuel/Calendrier_annuel_2020_Excel_v2-7.xlsm'#$Calendrier_paysage.$B$38:.$AK$38];['file:///C:/c2078ab0478a192d/Documents/Excel-Malin/calendrier_annuel/Calendrier_annuel_2020_Excel_v2-7.xlsm'#$Calendrier_paysage.$B$5:.$B$37];['file:///C:/c2078ab0478a192d/Documents/Excel-Malin/calendrier_annuel/Calendrier_annuel_2020_Excel_v2-7.xlsm'#$Calendrier_paysage.$D$6:.$AK$6];['file:///C:/c2078ab0478a192d/Documents/Excel-Malin/calendrier_annuel/Calendrier_annuel_2020_Excel_v2-7.xlsm'#$Calendrier_paysage.$C$6];['file:///C:/c2078ab0478a192d/Documents/Excel-Malin/calendrier_annuel/Calendrier_annuel_2020_Excel_v2-7.xlsm'#$Calendrier_paysage.$E$5];['file:///C:/c2078ab0478a192d/Documents/Excel-Malin/calendrier_annuel/Calendrier_annuel_2020_Excel_v2-7.xlsm'#$Calendrier_paysage.$H$5];['file:///C:/c2078ab0478a192d/Documents/Excel-Malin/calendrier_annuel/Calendrier_annuel_2020_Excel_v2-7.xlsm'#$Calendrier_paysage.$K$5];['file:///C:/c2078ab0478a192d/Documents/Excel-Malin/calendrier_annuel/Calendrier_annuel_2020_Excel_v2-7.xlsm'#$Calendrier_paysage.$N$5];['file:///C:/c2078ab0478a192d/Documents/Excel-Malin/calendrier_annuel/Calendrier_annuel_2020_Excel_v2-7.xlsm'#$Calendrier_paysage.$Q$5];['file:///C:/c2078ab0478a192d/Documents/Excel-Malin/calendrier_annuel/Calendrier_annuel_2020_Excel_v2-7.xlsm'#$Calendrier_paysage.$T$5];['file:///C:/c2078ab0478a192d/Documents/Excel-Malin/calendrier_annuel/Calendrier_annuel_2020_Excel_v2-7.xlsm'#$Calendrier_paysage.$W$5];['file:///C:/c2078ab0478a192d/Documents/Excel-Malin/calendrier_annuel/Calendrier_annuel_2020_Excel_v2-7.xlsm'#$Calendrier_paysage.$Z$5];['file:///C:/c2078ab0478a192d/Documents/Excel-Malin/calendrier_annuel/Calendrier_annuel_2020_Excel_v2-7.xlsm'#$Calendrier_paysage.$AC$5];['file:///C:/c2078ab0478a192d/Documents/Excel-Malin/calendrier_annuel/Calendrier_annuel_2020_Excel_v2-7.xlsm'#$Calendrier_paysage.$AF$5];['file:///C:/c2078ab0478a192d/Documents/Excel-Malin/calendrier_annuel/Calendrier_annuel_2020_Excel_v2-7.xlsm'#$Calendrier_paysage.$AI$5];['file:///C:/c2078ab0478a192d/Documents/Excel-Malin/calendrier_annuel/Calendrier_annuel_2020_Excel_v2-7.xlsm'#$Calendrier_paysage.$AI$7:.$AI$37];['file:///C:/c2078ab0478a192d/Documents/Excel-Malin/calendrier_annuel/Calendrier_annuel_2020_Excel_v2-7.xlsm'#$Calendrier_paysage.$AF$7:.$AF$37];['file:///C:/c2078ab0478a192d/Documents/Excel-Malin/calendrier_annuel/Calendrier_annuel_2020_Excel_v2-7.xlsm'#$Calendrier_paysage.$AC$7:.$AC$37];['file:///C:/c2078ab0478a192d/Documents/Excel-Malin/calendrier_annuel/Calendrier_annuel_2020_Excel_v2-7.xlsm'#$Calendrier_paysage.$AH$37];['file:///C:/c2078ab0478a192d/Documents/Excel-Malin/calendrier_annuel/Calendrier_annuel_2020_Excel_v2-7.xlsm'#$Calendrier_paysage.$AG$37];['file:///C:/c2078ab0478a192d/Documents/Excel-Malin/calendrier_annuel/Calendrier_annuel_2020_Excel_v2-7.xlsm'#$Calendrier_paysage.$AA$37:.$AB$37];['file:///C:/c2078ab0478a192d/Documents/Excel-Malin/calendrier_annuel/Calendrier_annuel_2020_Excel_v2-7.xlsm'#$Calendrier_paysage.$Z$6:.$Z$37];['file:///C:/c2078ab0478a192d/Documents/Excel-Malin/calendrier_annuel/Calendrier_annuel_2020_Excel_v2-7.xlsm'#$Calendrier_paysage.$W$7:.$W$37];['file:///C:/c2078ab0478a192d/Documents/Excel-Malin/calendrier_annuel/Calendrier_annuel_2020_Excel_v2-7.xlsm'#$Calendrier_paysage.$R$37:.$S$37];['file:///C:/c2078ab0478a192d/Documents/Excel-Malin/calendrier_annuel/Calendrier_annuel_2020_Excel_v2-7.xlsm'#$Calendrier_paysage.$L$37:.$M$37];['file:///C:/c2078ab0478a192d/Documents/Excel-Malin/calendrier_annuel/Calendrier_annuel_2020_Excel_v2-7.xlsm'#$Calendrier_paysage.$E$7:.$E$37];['file:///C:/c2078ab0478a192d/Documents/Excel-Malin/calendrier_annuel/Calendrier_annuel_2020_Excel_v2-7.xlsm'#$Calendrier_paysage.$H$7:.$H$37];['file:///C:/c2078ab0478a192d/Documents/Excel-Malin/calendrier_annuel/Calendrier_annuel_2020_Excel_v2-7.xlsm'#$Calendrier_paysage.$K$7:.$K$37];['file:///C:/c2078ab0478a192d/Documents/Excel-Malin/calendrier_annuel/Calendrier_annuel_2020_Excel_v2-7.xlsm'#$Calendrier_paysage.$N$7:.$N$37];['file:///C:/c2078ab0478a192d/Documents/Excel-Malin/calendrier_annuel/Calendrier_annuel_2020_Excel_v2-7.xlsm'#$Calendrier_paysage.$Q$7:.$Q$37];['file:///C:/c2078ab0478a192d/Documents/Excel-Malin/calendrier_annuel/Calendrier_annuel_2020_Excel_v2-7.xlsm'#$Calendrier_paysage.$T$7:.$T$37]"/>
        <table:named-expression table:name="CalendrierFondV" table:base-cell-address="$Calendrier_paysage.$A$1" table:expression="['file:///C:/c2078ab0478a192d/Documents/Excel-Malin/calendrier_annuel/Calendrier_annuel_2020_Excel_v2-7.xlsm'#$Calendrier_portrait.$B$4:.$Z$4];['file:///C:/c2078ab0478a192d/Documents/Excel-Malin/calendrier_annuel/Calendrier_annuel_2020_Excel_v2-7.xlsm'#$Calendrier_portrait.$B$6:.$Z$6];['file:///C:/c2078ab0478a192d/Documents/Excel-Malin/calendrier_annuel/Calendrier_annuel_2020_Excel_v2-7.xlsm'#$Calendrier_portrait.$B$5:.$B$69];['file:///C:/c2078ab0478a192d/Documents/Excel-Malin/calendrier_annuel/Calendrier_annuel_2020_Excel_v2-7.xlsm'#$Calendrier_portrait.$E$69];['file:///C:/c2078ab0478a192d/Documents/Excel-Malin/calendrier_annuel/Calendrier_annuel_2020_Excel_v2-7.xlsm'#$Calendrier_portrait.$D$5:.$D$69];['file:///C:/c2078ab0478a192d/Documents/Excel-Malin/calendrier_annuel/Calendrier_annuel_2020_Excel_v2-7.xlsm'#$Calendrier_portrait.$F$5:.$F$69];['file:///C:/c2078ab0478a192d/Documents/Excel-Malin/calendrier_annuel/Calendrier_annuel_2020_Excel_v2-7.xlsm'#$Calendrier_portrait.$H$5:.$H$69];['file:///C:/c2078ab0478a192d/Documents/Excel-Malin/calendrier_annuel/Calendrier_annuel_2020_Excel_v2-7.xlsm'#$Calendrier_portrait.$J$5:.$J$69];['file:///C:/c2078ab0478a192d/Documents/Excel-Malin/calendrier_annuel/Calendrier_annuel_2020_Excel_v2-7.xlsm'#$Calendrier_portrait.$L$5:.$L$69];['file:///C:/c2078ab0478a192d/Documents/Excel-Malin/calendrier_annuel/Calendrier_annuel_2020_Excel_v2-7.xlsm'#$Calendrier_portrait.$N$5:.$N$69];['file:///C:/c2078ab0478a192d/Documents/Excel-Malin/calendrier_annuel/Calendrier_annuel_2020_Excel_v2-7.xlsm'#$Calendrier_portrait.$P$5:.$P$69];['file:///C:/c2078ab0478a192d/Documents/Excel-Malin/calendrier_annuel/Calendrier_annuel_2020_Excel_v2-7.xlsm'#$Calendrier_portrait.$R$5:.$R$69];['file:///C:/c2078ab0478a192d/Documents/Excel-Malin/calendrier_annuel/Calendrier_annuel_2020_Excel_v2-7.xlsm'#$Calendrier_portrait.$T$5:.$T$69];['file:///C:/c2078ab0478a192d/Documents/Excel-Malin/calendrier_annuel/Calendrier_annuel_2020_Excel_v2-7.xlsm'#$Calendrier_portrait.$V$5:.$V$69];['file:///C:/c2078ab0478a192d/Documents/Excel-Malin/calendrier_annuel/Calendrier_annuel_2020_Excel_v2-7.xlsm'#$Calendrier_portrait.$X$5:.$X$69];['file:///C:/c2078ab0478a192d/Documents/Excel-Malin/calendrier_annuel/Calendrier_annuel_2020_Excel_v2-7.xlsm'#$Calendrier_portrait.$Z$5:.$Z$69];['file:///C:/c2078ab0478a192d/Documents/Excel-Malin/calendrier_annuel/Calendrier_annuel_2020_Excel_v2-7.xlsm'#$Calendrier_portrait.$C$69:.$Y$69]"/>
        <table:named-expression table:name="ContenuCalendrierP" table:base-cell-address="$Calendrier_paysage.$A$1" table:expression="['file:///C:/c2078ab0478a192d/Documents/Excel-Malin/calendrier_annuel/Calendrier_annuel_2020_Excel_v2-7.xlsm'#$Calendrier_paysage.$C$7:.$C$37];['file:///C:/c2078ab0478a192d/Documents/Excel-Malin/calendrier_annuel/Calendrier_annuel_2020_Excel_v2-7.xlsm'#$Calendrier_paysage.$F$7:.$F$37];['file:///C:/c2078ab0478a192d/Documents/Excel-Malin/calendrier_annuel/Calendrier_annuel_2020_Excel_v2-7.xlsm'#$Calendrier_paysage.$I$7:.$I$37];['file:///C:/c2078ab0478a192d/Documents/Excel-Malin/calendrier_annuel/Calendrier_annuel_2020_Excel_v2-7.xlsm'#$Calendrier_paysage.$L$7:.$L$37];['file:///C:/c2078ab0478a192d/Documents/Excel-Malin/calendrier_annuel/Calendrier_annuel_2020_Excel_v2-7.xlsm'#$Calendrier_paysage.$O$7:.$O$37];['file:///C:/c2078ab0478a192d/Documents/Excel-Malin/calendrier_annuel/Calendrier_annuel_2020_Excel_v2-7.xlsm'#$Calendrier_paysage.$R$7:.$R$37];['file:///C:/c2078ab0478a192d/Documents/Excel-Malin/calendrier_annuel/Calendrier_annuel_2020_Excel_v2-7.xlsm'#$Calendrier_paysage.$U$7:.$U$37];['file:///C:/c2078ab0478a192d/Documents/Excel-Malin/calendrier_annuel/Calendrier_annuel_2020_Excel_v2-7.xlsm'#$Calendrier_paysage.$X$7:.$X$37];['file:///C:/c2078ab0478a192d/Documents/Excel-Malin/calendrier_annuel/Calendrier_annuel_2020_Excel_v2-7.xlsm'#$Calendrier_paysage.$AA$7:.$AA$37];['file:///C:/c2078ab0478a192d/Documents/Excel-Malin/calendrier_annuel/Calendrier_annuel_2020_Excel_v2-7.xlsm'#$Calendrier_paysage.$AD$7:.$AD$37];['file:///C:/c2078ab0478a192d/Documents/Excel-Malin/calendrier_annuel/Calendrier_annuel_2020_Excel_v2-7.xlsm'#$Calendrier_paysage.$AG$7:.$AG$37];['file:///C:/c2078ab0478a192d/Documents/Excel-Malin/calendrier_annuel/Calendrier_annuel_2020_Excel_v2-7.xlsm'#$Calendrier_paysage.$AJ$7:.$AJ$37]"/>
        <table:named-expression table:name="ContenuCalendrierV" table:base-cell-address="$Calendrier_paysage.$A$1" table:expression="['file:///C:/c2078ab0478a192d/Documents/Excel-Malin/calendrier_annuel/Calendrier_annuel_2020_Excel_v2-7.xlsm'#$Calendrier_portrait.$C$7:.$C$68];['file:///C:/c2078ab0478a192d/Documents/Excel-Malin/calendrier_annuel/Calendrier_annuel_2020_Excel_v2-7.xlsm'#$Calendrier_portrait.$E$7:.$E$68];['file:///C:/c2078ab0478a192d/Documents/Excel-Malin/calendrier_annuel/Calendrier_annuel_2020_Excel_v2-7.xlsm'#$Calendrier_portrait.$G$7:.$G$68];['file:///C:/c2078ab0478a192d/Documents/Excel-Malin/calendrier_annuel/Calendrier_annuel_2020_Excel_v2-7.xlsm'#$Calendrier_portrait.$I$7:.$I$68];['file:///C:/c2078ab0478a192d/Documents/Excel-Malin/calendrier_annuel/Calendrier_annuel_2020_Excel_v2-7.xlsm'#$Calendrier_portrait.$K$7:.$K$68];['file:///C:/c2078ab0478a192d/Documents/Excel-Malin/calendrier_annuel/Calendrier_annuel_2020_Excel_v2-7.xlsm'#$Calendrier_portrait.$M$7:.$M$68];['file:///C:/c2078ab0478a192d/Documents/Excel-Malin/calendrier_annuel/Calendrier_annuel_2020_Excel_v2-7.xlsm'#$Calendrier_portrait.$O$7:.$O$68];['file:///C:/c2078ab0478a192d/Documents/Excel-Malin/calendrier_annuel/Calendrier_annuel_2020_Excel_v2-7.xlsm'#$Calendrier_portrait.$Q$7:.$Q$68];['file:///C:/c2078ab0478a192d/Documents/Excel-Malin/calendrier_annuel/Calendrier_annuel_2020_Excel_v2-7.xlsm'#$Calendrier_portrait.$S$7:.$S$68];['file:///C:/c2078ab0478a192d/Documents/Excel-Malin/calendrier_annuel/Calendrier_annuel_2020_Excel_v2-7.xlsm'#$Calendrier_portrait.$U$7:.$U$68];['file:///C:/c2078ab0478a192d/Documents/Excel-Malin/calendrier_annuel/Calendrier_annuel_2020_Excel_v2-7.xlsm'#$Calendrier_portrait.$W$7:.$W$68];['file:///C:/c2078ab0478a192d/Documents/Excel-Malin/calendrier_annuel/Calendrier_annuel_2020_Excel_v2-7.xlsm'#$Calendrier_portrait.$Y$7:.$Y$68]"/>
        <table:named-expression table:name="DebutCalendrierAnnee" table:base-cell-address="$Calendrier_paysage.$A$1" table:expression="['file:///C:/c2078ab0478a192d/Documents/Excel-Malin/calendrier_annuel/Calendrier_annuel_2020_Excel_v2-7.xlsm'#$Calendrier_annuel.$F$5]"/>
        <table:named-expression table:name="DebutCalendrierMois" table:base-cell-address="$Calendrier_paysage.$A$1" table:expression="['file:///C:/c2078ab0478a192d/Documents/Excel-Malin/calendrier_annuel/Calendrier_annuel_2020_Excel_v2-7.xlsm'#$Calendrier_annuel.$F$6]"/>
        <table:named-expression table:name="FinDeCalendrier" table:base-cell-address="$Calendrier_paysage.$A$1" table:expression="['file:///C:/c2078ab0478a192d/Documents/Excel-Malin/calendrier_annuel/Calendrier_annuel_2020_Excel_v2-7.xlsm'#$Calendrier_annuel.$F$7]"/>
        <table:named-expression table:name="MoisImpairP" table:base-cell-address="$Calendrier_paysage.$A$1" table:expression="['file:///C:/c2078ab0478a192d/Documents/Excel-Malin/calendrier_annuel/Calendrier_annuel_2020_Excel_v2-7.xlsm'#$Calendrier_paysage.$C$5];['file:///C:/c2078ab0478a192d/Documents/Excel-Malin/calendrier_annuel/Calendrier_annuel_2020_Excel_v2-7.xlsm'#$Calendrier_paysage.$I$5];['file:///C:/c2078ab0478a192d/Documents/Excel-Malin/calendrier_annuel/Calendrier_annuel_2020_Excel_v2-7.xlsm'#$Calendrier_paysage.$O$5];['file:///C:/c2078ab0478a192d/Documents/Excel-Malin/calendrier_annuel/Calendrier_annuel_2020_Excel_v2-7.xlsm'#$Calendrier_paysage.$U$5];['file:///C:/c2078ab0478a192d/Documents/Excel-Malin/calendrier_annuel/Calendrier_annuel_2020_Excel_v2-7.xlsm'#$Calendrier_paysage.$AA$5];['file:///C:/c2078ab0478a192d/Documents/Excel-Malin/calendrier_annuel/Calendrier_annuel_2020_Excel_v2-7.xlsm'#$Calendrier_paysage.$AG$5]"/>
        <table:named-expression table:name="MoisImpairV" table:base-cell-address="$Calendrier_paysage.$A$1" table:expression="['file:///C:/c2078ab0478a192d/Documents/Excel-Malin/calendrier_annuel/Calendrier_annuel_2020_Excel_v2-7.xlsm'#$Calendrier_portrait.$C$5];['file:///C:/c2078ab0478a192d/Documents/Excel-Malin/calendrier_annuel/Calendrier_annuel_2020_Excel_v2-7.xlsm'#$Calendrier_portrait.$G$5];['file:///C:/c2078ab0478a192d/Documents/Excel-Malin/calendrier_annuel/Calendrier_annuel_2020_Excel_v2-7.xlsm'#$Calendrier_portrait.$K$5];['file:///C:/c2078ab0478a192d/Documents/Excel-Malin/calendrier_annuel/Calendrier_annuel_2020_Excel_v2-7.xlsm'#$Calendrier_portrait.$O$5];['file:///C:/c2078ab0478a192d/Documents/Excel-Malin/calendrier_annuel/Calendrier_annuel_2020_Excel_v2-7.xlsm'#$Calendrier_portrait.$S$5];['file:///C:/c2078ab0478a192d/Documents/Excel-Malin/calendrier_annuel/Calendrier_annuel_2020_Excel_v2-7.xlsm'#$Calendrier_portrait.$W$5]"/>
        <table:named-expression table:name="MoisPairP" table:base-cell-address="$Calendrier_paysage.$A$1" table:expression="['file:///C:/c2078ab0478a192d/Documents/Excel-Malin/calendrier_annuel/Calendrier_annuel_2020_Excel_v2-7.xlsm'#$Calendrier_paysage.$AJ$5];['file:///C:/c2078ab0478a192d/Documents/Excel-Malin/calendrier_annuel/Calendrier_annuel_2020_Excel_v2-7.xlsm'#$Calendrier_paysage.$AD$5];['file:///C:/c2078ab0478a192d/Documents/Excel-Malin/calendrier_annuel/Calendrier_annuel_2020_Excel_v2-7.xlsm'#$Calendrier_paysage.$X$5];['file:///C:/c2078ab0478a192d/Documents/Excel-Malin/calendrier_annuel/Calendrier_annuel_2020_Excel_v2-7.xlsm'#$Calendrier_paysage.$R$5];['file:///C:/c2078ab0478a192d/Documents/Excel-Malin/calendrier_annuel/Calendrier_annuel_2020_Excel_v2-7.xlsm'#$Calendrier_paysage.$L$5];['file:///C:/c2078ab0478a192d/Documents/Excel-Malin/calendrier_annuel/Calendrier_annuel_2020_Excel_v2-7.xlsm'#$Calendrier_paysage.$F$5]"/>
        <table:named-expression table:name="MoisPairV" table:base-cell-address="$Calendrier_paysage.$A$1" table:expression="['file:///C:/c2078ab0478a192d/Documents/Excel-Malin/calendrier_annuel/Calendrier_annuel_2020_Excel_v2-7.xlsm'#$Calendrier_portrait.$E$5];['file:///C:/c2078ab0478a192d/Documents/Excel-Malin/calendrier_annuel/Calendrier_annuel_2020_Excel_v2-7.xlsm'#$Calendrier_portrait.$I$5];['file:///C:/c2078ab0478a192d/Documents/Excel-Malin/calendrier_annuel/Calendrier_annuel_2020_Excel_v2-7.xlsm'#$Calendrier_portrait.$M$5];['file:///C:/c2078ab0478a192d/Documents/Excel-Malin/calendrier_annuel/Calendrier_annuel_2020_Excel_v2-7.xlsm'#$Calendrier_portrait.$Q$5];['file:///C:/c2078ab0478a192d/Documents/Excel-Malin/calendrier_annuel/Calendrier_annuel_2020_Excel_v2-7.xlsm'#$Calendrier_portrait.$U$5];['file:///C:/c2078ab0478a192d/Documents/Excel-Malin/calendrier_annuel/Calendrier_annuel_2020_Excel_v2-7.xlsm'#$Calendrier_portrait.$Y$5]"/>
        <table:named-expression table:name="TitreDeCalendrier" table:base-cell-address="$Calendrier_paysage.$A$1" table:expression="['file:///C:/c2078ab0478a192d/Documents/Excel-Malin/calendrier_annuel/Calendrier_annuel_2020_Excel_v2-7.xlsm'#$Calendrier_annuel.$F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onditionalStyle_5f_2" style:display-name="ConditionalStyle_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onditionalStyle_5f_1" style:display-name="ConditionalStyle_1" style:family="table-cell" style:parent-style-name="Default">
      <style:table-cell-properties fo:border-bottom="0.74pt solid #000000" fo:border-left="none" fo:border-right="0.74pt solid #000000" fo:border-top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6mm" fo:margin-right="6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5:55:12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rier_5f_paysage" style:display-name="PageStyle_Calendrier_pay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udec</meta:initial-creator>
    <meta:creation-date>2019-03-01T13:22:08</meta:creation-date>
    <dc:date>2020-10-05T16:54:34.970000000</dc:date>
    <meta:generator>LibreOffice/5.4.7.2$Windows_X86_64 LibreOffice_project/c838ef25c16710f8838b1faec480ebba495259d0</meta:generator>
    <meta:editing-duration>PT18M31S</meta:editing-duration>
    <meta:editing-cycles>4</meta:editing-cycles>
    <meta:document-statistic meta:table-count="1" meta:cell-count="44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